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4"/>
          <table:table-cell office:value-type="string">
            <text:p>r-d</text:p>
          </table:table-cell>
          <table:table-cell table:formula="of:=[.F9]-[.F8]" office:value-type="float" office:value="0.2">
            <text:p>0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L</text:p>
          </table:table-cell>
          <table:table-cell table:formula="of:=SQRT(2*[.F8]*[.F9]-([.F8]*[.F8]))" office:value-type="float" office:value="0.458257569495584">
            <text:p>0.4582575695</text:p>
          </table:table-cell>
        </table:table-row>
        <table:table-row table:style-name="ro1">
          <table:table-cell table:number-columns-repeated="4"/>
          <table:table-cell office:value-type="string">
            <text:p>Theta (rad)</text:p>
          </table:table-cell>
          <table:table-cell table:formula="of:=ACOS(([.F10])/[.F9])" office:value-type="float" office:value="1.15927948072741">
            <text:p>1.1592794807</text:p>
          </table:table-cell>
        </table:table-row>
        <table:table-row table:style-name="ro1">
          <table:table-cell table:number-columns-repeated="4"/>
          <table:table-cell office:value-type="string">
            <text:p>Theta (deg)</text:p>
          </table:table-cell>
          <table:table-cell table:formula="of:=[.F13]*180/PI()" office:value-type="float" office:value="66.4218215217982">
            <text:p>66.42182152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6">06/26/2022</text:date>, <text:time>13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6T11:51:48.11</meta:creation-date>
    <dc:date>2022-06-26T13:39:48.40</dc:date>
    <meta:editing-duration>PT17M38S</meta:editing-duration>
    <meta:editing-cycles>1</meta:editing-cycles>
    <meta:document-statistic meta:table-count="3" meta:cell-count="12" meta:object-count="0"/>
    <meta:generator>OpenOffice.org/3.4.1$Win32 OpenOffice.org_project/341m1$Build-9593</meta:generator>
  </office:meta>
</office:document-meta>
</file>